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4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5224in" svg:height="2.5437in" svg:x="4.6996in" svg:y="0.1752in">
            <draw:object draw:notify-on-update-of-ranges="Sheet1.B2:Sheet1.B2 Sheet1.B3:Sheet1.B11 Sheet1.C2:Sheet1.C2 Sheet1.C3:Sheet1.C11 Sheet1.B2:Sheet1.B2 Sheet1.B3:Sheet1.B11 Sheet1.D2:Sheet1.D2 Sheet1.D3:Sheet1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5244in" svg:height="2.5449in" svg:x="4.7205in" svg:y="2.8626in">
            <draw:object draw:notify-on-update-of-ranges="Sheet1.B17:Sheet1.B17 Sheet1.B18:Sheet1.B26 Sheet1.C17:Sheet1.C17 Sheet1.C18:Sheet1.C26 Sheet1.B17:Sheet1.B17 Sheet1.B18:Sheet1.B26 Sheet1.D17:Sheet1.D17 Sheet1.D18:Sheet1.D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.7799in" svg:height="2.4366in" svg:x="4.7043in" svg:y="5.5323in">
            <draw:object draw:notify-on-update-of-ranges="Sheet1.B32:Sheet1.B32 Sheet1.B33:Sheet1.B41 Sheet1.C32:Sheet1.C32 Sheet1.C33:Sheet1.C41 Sheet1.B32:Sheet1.B32 Sheet1.B33:Sheet1.B41 Sheet1.D32:Sheet1.D32 Sheet1.D33:Sheet1.D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.8921in" svg:height="2.7516in" svg:x="4.7213in" svg:y="8.1299in">
            <draw:object draw:notify-on-update-of-ranges="Sheet1.B47:Sheet1.B47 Sheet1.B48:Sheet1.B56 Sheet1.C47:Sheet1.C47 Sheet1.C48:Sheet1.C56 Sheet1.B47:Sheet1.B47 Sheet1.B48:Sheet1.B56 Sheet1.D47:Sheet1.D47 Sheet1.D48:Sheet1.D5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lready Sorted</text:p>
          </table:table-cell>
          <table:table-cell/>
          <table:table-cell office:value-type="string" calcext:value-type="string">
            <text:p>Quick Sort</text:p>
          </table:table-cell>
          <table:table-cell office:value-type="string" calcext:value-type="string">
            <text:p>Merge Sort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706767" calcext:value-type="float">
            <text:p>0.00706767</text:p>
          </table:table-cell>
          <table:table-cell office:value-type="float" office:value="0.00375146" calcext:value-type="float">
            <text:p>0.0037514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00981962" calcext:value-type="float">
            <text:p>0.00981962</text:p>
          </table:table-cell>
          <table:table-cell office:value-type="float" office:value="0.00604613" calcext:value-type="float">
            <text:p>0.00604613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0210786" calcext:value-type="float">
            <text:p>0.0210786</text:p>
          </table:table-cell>
          <table:table-cell office:value-type="float" office:value="0.00525576" calcext:value-type="float">
            <text:p>0.00525576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8287" calcext:value-type="float">
            <text:p>0.18287</text:p>
          </table:table-cell>
          <table:table-cell office:value-type="float" office:value="0.0114799" calcext:value-type="float">
            <text:p>0.0114799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72815" calcext:value-type="float">
            <text:p>0.72815</text:p>
          </table:table-cell>
          <table:table-cell office:value-type="float" office:value="0.0227414" calcext:value-type="float">
            <text:p>0.0227414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.73817" calcext:value-type="float">
            <text:p>1.73817</text:p>
          </table:table-cell>
          <table:table-cell office:value-type="float" office:value="0.0310146" calcext:value-type="float">
            <text:p>0.0310146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8.1739" calcext:value-type="float">
            <text:p>18.1739</text:p>
          </table:table-cell>
          <table:table-cell office:value-type="float" office:value="0.0973072" calcext:value-type="float">
            <text:p>0.0973072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72.6503" calcext:value-type="float">
            <text:p>72.6503</text:p>
          </table:table-cell>
          <table:table-cell office:value-type="float" office:value="0.189011" calcext:value-type="float">
            <text:p>0.189011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161.897" calcext:value-type="float">
            <text:p>161.897</text:p>
          </table:table-cell>
          <table:table-cell office:value-type="float" office:value="0.298424" calcext:value-type="float">
            <text:p>0.298424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Reverse Order</text:p>
          </table:table-cell>
          <table:table-cell/>
          <table:table-cell office:value-type="string" calcext:value-type="string">
            <text:p>Quick Sort</text:p>
          </table:table-cell>
          <table:table-cell office:value-type="string" calcext:value-type="string">
            <text:p>Merge Sort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11667" calcext:value-type="float">
            <text:p>0.0011667</text:p>
          </table:table-cell>
          <table:table-cell office:value-type="float" office:value="0.00111868" calcext:value-type="float">
            <text:p>0.00111868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00467504" calcext:value-type="float">
            <text:p>0.00467504</text:p>
          </table:table-cell>
          <table:table-cell office:value-type="float" office:value="0.00197182" calcext:value-type="float">
            <text:p>0.0019718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00991813" calcext:value-type="float">
            <text:p>0.00991813</text:p>
          </table:table-cell>
          <table:table-cell office:value-type="float" office:value="0.00272729" calcext:value-type="float">
            <text:p>0.0027272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17205" calcext:value-type="float">
            <text:p>0.117205</text:p>
          </table:table-cell>
          <table:table-cell office:value-type="float" office:value="0.00834195" calcext:value-type="float">
            <text:p>0.00834195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00837609" calcext:value-type="float">
            <text:p>0.00837609</text:p>
          </table:table-cell>
          <table:table-cell office:value-type="float" office:value="0.0179142" calcext:value-type="float">
            <text:p>0.0179142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.00078" calcext:value-type="float">
            <text:p>1.00078</text:p>
          </table:table-cell>
          <table:table-cell office:value-type="float" office:value="0.0295231" calcext:value-type="float">
            <text:p>0.0295231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1.3103" calcext:value-type="float">
            <text:p>11.3103</text:p>
          </table:table-cell>
          <table:table-cell office:value-type="float" office:value="0.0942758" calcext:value-type="float">
            <text:p>0.0942758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44.376" calcext:value-type="float">
            <text:p>44.376</text:p>
          </table:table-cell>
          <table:table-cell office:value-type="float" office:value="0.198361" calcext:value-type="float">
            <text:p>0.198361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101.037" calcext:value-type="float">
            <text:p>101.037</text:p>
          </table:table-cell>
          <table:table-cell office:value-type="float" office:value="0.282778" calcext:value-type="float">
            <text:p>0.282778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Randomly Filled</text:p>
          </table:table-cell>
          <table:table-cell/>
          <table:table-cell office:value-type="string" calcext:value-type="string">
            <text:p>Quick Sort</text:p>
          </table:table-cell>
          <table:table-cell office:value-type="string" calcext:value-type="string">
            <text:p>Merge Sort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0192797" calcext:value-type="float">
            <text:p>0.000192797</text:p>
          </table:table-cell>
          <table:table-cell office:value-type="float" office:value="0.00081443" calcext:value-type="float">
            <text:p>0.0008144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000497028" calcext:value-type="float">
            <text:p>0.000497028</text:p>
          </table:table-cell>
          <table:table-cell office:value-type="float" office:value="0.00173516" calcext:value-type="float">
            <text:p>0.00173516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00070025" calcext:value-type="float">
            <text:p>0.00070025</text:p>
          </table:table-cell>
          <table:table-cell office:value-type="float" office:value="0.00251832" calcext:value-type="float">
            <text:p>0.0025183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0295512" calcext:value-type="float">
            <text:p>0.00295512</text:p>
          </table:table-cell>
          <table:table-cell office:value-type="float" office:value="0.00876133" calcext:value-type="float">
            <text:p>0.00876133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00837609" calcext:value-type="float">
            <text:p>0.00837609</text:p>
          </table:table-cell>
          <table:table-cell office:value-type="float" office:value="0.0179142" calcext:value-type="float">
            <text:p>0.0179142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0.0131495" calcext:value-type="float">
            <text:p>0.0131495</text:p>
          </table:table-cell>
          <table:table-cell office:value-type="float" office:value="0.0331774" calcext:value-type="float">
            <text:p>0.0331774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594968" calcext:value-type="float">
            <text:p>0.0594968</text:p>
          </table:table-cell>
          <table:table-cell office:value-type="float" office:value="0.101026" calcext:value-type="float">
            <text:p>0.101026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0.149339" calcext:value-type="float">
            <text:p>0.149339</text:p>
          </table:table-cell>
          <table:table-cell office:value-type="float" office:value="0.199977" calcext:value-type="float">
            <text:p>0.199977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.278728" calcext:value-type="float">
            <text:p>0.278728</text:p>
          </table:table-cell>
          <table:table-cell office:value-type="float" office:value="0.331559" calcext:value-type="float">
            <text:p>0.331559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Multiple Duplicates</text:p>
          </table:table-cell>
          <table:table-cell/>
          <table:table-cell office:value-type="string" calcext:value-type="string">
            <text:p>Quick Sort</text:p>
          </table:table-cell>
          <table:table-cell office:value-type="string" calcext:value-type="string">
            <text:p>Merge Sort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0863616" calcext:value-type="float">
            <text:p>0.000863616</text:p>
          </table:table-cell>
          <table:table-cell office:value-type="float" office:value="0.00132496" calcext:value-type="float">
            <text:p>0.0013249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00283019" calcext:value-type="float">
            <text:p>0.00283019</text:p>
          </table:table-cell>
          <table:table-cell office:value-type="float" office:value="0.00164601" calcext:value-type="float">
            <text:p>0.00164601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00413841" calcext:value-type="float">
            <text:p>0.00413841</text:p>
          </table:table-cell>
          <table:table-cell office:value-type="float" office:value="0.0024942" calcext:value-type="float">
            <text:p>0.002494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137945" calcext:value-type="float">
            <text:p>0.0137945</text:p>
          </table:table-cell>
          <table:table-cell office:value-type="float" office:value="0.00846819" calcext:value-type="float">
            <text:p>0.00846819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033765" calcext:value-type="float">
            <text:p>0.033765</text:p>
          </table:table-cell>
          <table:table-cell office:value-type="float" office:value="0.0175316" calcext:value-type="float">
            <text:p>0.0175316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0.0656863" calcext:value-type="float">
            <text:p>0.0656863</text:p>
          </table:table-cell>
          <table:table-cell office:value-type="float" office:value="0.034629" calcext:value-type="float">
            <text:p>0.034629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275942" calcext:value-type="float">
            <text:p>0.275942</text:p>
          </table:table-cell>
          <table:table-cell office:value-type="float" office:value="0.110444" calcext:value-type="float">
            <text:p>0.110444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0.548064" calcext:value-type="float">
            <text:p>0.548064</text:p>
          </table:table-cell>
          <table:table-cell office:value-type="float" office:value="0.216605" calcext:value-type="float">
            <text:p>0.216605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.911901" calcext:value-type="float">
            <text:p>0.911901</text:p>
          </table:table-cell>
          <table:table-cell office:value-type="float" office:value="0.308707" calcext:value-type="float">
            <text:p>0.3087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19:26:17.485597205</meta:creation-date>
    <dc:date>2021-03-10T20:41:27.897461877</dc:date>
    <meta:editing-duration>PT3M19S</meta:editing-duration>
    <meta:editing-cycles>2</meta:editing-cycles>
    <meta:generator>LibreOffice/6.4.6.2$Linux_X86_64 LibreOffice_project/40$Build-2</meta:generator>
    <meta:document-statistic meta:table-count="1" meta:cell-count="120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88cm" svg:height="6.462cm" xlink:href=".." xlink:type="simple" chart:class="chart:scatter" chart:style-name="ch1">
        <chart:title svg:x="4.192cm" svg:y="0.265cm" chart:style-name="ch2">
          <text:p>Already Sorted</text:p>
        </chart:title>
        <chart:legend chart:legend-position="end" svg:x="8.451cm" svg:y="2.683cm" style:legend-expansion="high" chart:style-name="ch3"/>
        <chart:plot-area chart:style-name="ch4" table:cell-range-address="Sheet1.B2:Sheet1.D11" chart:data-source-has-labels="row" svg:x="1.24cm" svg:y="1.173cm" svg:width="6.982cm" svg:height="4.179cm">
          <chartooo:coordinate-region svg:x="1.861cm" svg:y="1.372cm" svg:width="5.71cm" svg:height="3.333cm"/>
          <chart:axis chart:dimension="x" chart:name="primary-x" chart:style-name="ch5">
            <chart:title svg:x="3.761cm" svg:y="5.481cm" chart:style-name="ch6">
              <text:p>Size of Array</text:p>
            </chart:title>
          </chart:axis>
          <chart:axis chart:dimension="y" chart:name="primary-y" chart:style-name="ch5">
            <chart:title svg:x="0.451cm" svg:y="3.901cm" chart:style-name="ch7">
              <text:p>Time (s)</text:p>
            </chart:title>
            <chart:grid chart:style-name="ch8" chart:class="major"/>
          </chart:axis>
          <chart:series chart:style-name="ch9" chart:values-cell-range-address="Sheet1.C3:Sheet1.C11" chart:label-cell-address="Sheet1.C2:Sheet1.C2" chart:class="chart:scatter">
            <chart:domain table:cell-range-address="Sheet1.B3:Sheet1.B11"/>
            <chart:data-point chart:repeated="9"/>
          </chart:series>
          <chart:series chart:style-name="ch10" chart:values-cell-range-address="Sheet1.D3:Sheet1.D11" chart:label-cell-address="Sheet1.D2:Sheet1.D2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Quick Sort</text:p>
                <draw:g>
                  <svg:desc>Sheet1.C2:Sheet1.C2</svg:desc>
                </draw:g>
              </table:table-cell>
              <table:table-cell office:value-type="string">
                <text:p>Merge Sor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B3:Sheet1.B11</svg:desc>
                </draw:g>
              </table:table-cell>
              <table:table-cell office:value-type="float" office:value="0.00706767">
                <text:p>0.00706767</text:p>
                <draw:g>
                  <svg:desc>Sheet1.C3:Sheet1.C11</svg:desc>
                </draw:g>
              </table:table-cell>
              <table:table-cell office:value-type="float" office:value="0.00375146">
                <text:p>0.00375146</text:p>
                <draw:g>
                  <svg:desc>Sheet1.D3:Sheet1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0981962">
                <text:p>0.00981962</text:p>
              </table:table-cell>
              <table:table-cell office:value-type="float" office:value="0.00604613">
                <text:p>0.006046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0210786">
                <text:p>0.0210786</text:p>
              </table:table-cell>
              <table:table-cell office:value-type="float" office:value="0.00525576">
                <text:p>0.005255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18287">
                <text:p>0.18287</text:p>
              </table:table-cell>
              <table:table-cell office:value-type="float" office:value="0.0114799">
                <text:p>0.01147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0.72815">
                <text:p>0.72815</text:p>
              </table:table-cell>
              <table:table-cell office:value-type="float" office:value="0.0227414">
                <text:p>0.02274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1.73817">
                <text:p>1.73817</text:p>
              </table:table-cell>
              <table:table-cell office:value-type="float" office:value="0.0310146">
                <text:p>0.03101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18.1739">
                <text:p>18.1739</text:p>
              </table:table-cell>
              <table:table-cell office:value-type="float" office:value="0.0973072">
                <text:p>0.09730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72.6503">
                <text:p>72.6503</text:p>
              </table:table-cell>
              <table:table-cell office:value-type="float" office:value="0.189011">
                <text:p>0.1890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00">
                <text:p>30000</text:p>
              </table:table-cell>
              <table:table-cell office:value-type="float" office:value="161.897">
                <text:p>161.897</text:p>
              </table:table-cell>
              <table:table-cell office:value-type="float" office:value="0.298424">
                <text:p>0.2984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93cm" svg:height="6.465cm" xlink:href=".." xlink:type="simple" chart:class="chart:scatter" chart:style-name="ch1">
        <chart:title svg:x="4.194cm" svg:y="0.265cm" chart:style-name="ch2">
          <text:p>Reverse Order</text:p>
        </chart:title>
        <chart:legend chart:legend-position="end" svg:x="8.456cm" svg:y="2.684cm" style:legend-expansion="high" chart:style-name="ch3"/>
        <chart:plot-area chart:style-name="ch4" table:cell-range-address="Sheet1.B17:Sheet1.D26" chart:data-source-has-labels="row" svg:x="1.24cm" svg:y="1.173cm" svg:width="6.987cm" svg:height="4.182cm">
          <chartooo:coordinate-region svg:x="1.861cm" svg:y="1.372cm" svg:width="5.715cm" svg:height="3.336cm"/>
          <chart:axis chart:dimension="x" chart:name="primary-x" chart:style-name="ch5">
            <chart:title svg:x="3.763cm" svg:y="5.484cm" chart:style-name="ch6">
              <text:p>Size of Array</text:p>
            </chart:title>
          </chart:axis>
          <chart:axis chart:dimension="y" chart:name="primary-y" chart:style-name="ch5">
            <chart:title svg:x="0.451cm" svg:y="3.903cm" chart:style-name="ch7">
              <text:p>Time (s)</text:p>
            </chart:title>
            <chart:grid chart:style-name="ch8" chart:class="major"/>
          </chart:axis>
          <chart:series chart:style-name="ch9" chart:values-cell-range-address="Sheet1.C18:Sheet1.C26" chart:label-cell-address="Sheet1.C17:Sheet1.C17" chart:class="chart:scatter">
            <chart:domain table:cell-range-address="Sheet1.B18:Sheet1.B26"/>
            <chart:data-point chart:repeated="9"/>
          </chart:series>
          <chart:series chart:style-name="ch10" chart:values-cell-range-address="Sheet1.D18:Sheet1.D26" chart:label-cell-address="Sheet1.D17:Sheet1.D17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Quick Sort</text:p>
                <draw:g>
                  <svg:desc>Sheet1.C17:Sheet1.C17</svg:desc>
                </draw:g>
              </table:table-cell>
              <table:table-cell office:value-type="string">
                <text:p>Merge Sort</text:p>
                <draw:g>
                  <svg:desc>Sheet1.D17:Sheet1.D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B18:Sheet1.B26</svg:desc>
                </draw:g>
              </table:table-cell>
              <table:table-cell office:value-type="float" office:value="0.0011667">
                <text:p>0.0011667</text:p>
                <draw:g>
                  <svg:desc>Sheet1.C18:Sheet1.C26</svg:desc>
                </draw:g>
              </table:table-cell>
              <table:table-cell office:value-type="float" office:value="0.00111868">
                <text:p>0.00111868</text:p>
                <draw:g>
                  <svg:desc>Sheet1.D18:Sheet1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0467504">
                <text:p>0.00467504</text:p>
              </table:table-cell>
              <table:table-cell office:value-type="float" office:value="0.00197182">
                <text:p>0.00197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00991813">
                <text:p>0.00991813</text:p>
              </table:table-cell>
              <table:table-cell office:value-type="float" office:value="0.00272729">
                <text:p>0.002727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117205">
                <text:p>0.117205</text:p>
              </table:table-cell>
              <table:table-cell office:value-type="float" office:value="0.00834195">
                <text:p>0.008341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0.00837609">
                <text:p>0.00837609</text:p>
              </table:table-cell>
              <table:table-cell office:value-type="float" office:value="0.0179142">
                <text:p>0.01791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1.00078">
                <text:p>1.00078</text:p>
              </table:table-cell>
              <table:table-cell office:value-type="float" office:value="0.0295231">
                <text:p>0.02952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11.3103">
                <text:p>11.3103</text:p>
              </table:table-cell>
              <table:table-cell office:value-type="float" office:value="0.0942758">
                <text:p>0.09427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44.376">
                <text:p>44.376</text:p>
              </table:table-cell>
              <table:table-cell office:value-type="float" office:value="0.198361">
                <text:p>0.1983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00">
                <text:p>30000</text:p>
              </table:table-cell>
              <table:table-cell office:value-type="float" office:value="101.037">
                <text:p>101.037</text:p>
              </table:table-cell>
              <table:table-cell office:value-type="float" office:value="0.282778">
                <text:p>0.2827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142cm" svg:height="6.19cm" xlink:href=".." xlink:type="simple" chart:class="chart:scatter" chart:style-name="ch1">
        <chart:title svg:x="4.017cm" svg:y="0.259cm" chart:style-name="ch2">
          <text:p>Randomly Allocated</text:p>
        </chart:title>
        <chart:legend chart:legend-position="end" svg:x="9.105cm" svg:y="2.547cm" style:legend-expansion="high" chart:style-name="ch3"/>
        <chart:plot-area chart:style-name="ch4" table:cell-range-address="Sheet1.B32:Sheet1.D41" chart:data-source-has-labels="row" svg:x="1.253cm" svg:y="1.161cm" svg:width="7.61cm" svg:height="3.925cm">
          <chartooo:coordinate-region svg:x="2.165cm" svg:y="1.36cm" svg:width="6.233cm" svg:height="3.079cm"/>
          <chart:axis chart:dimension="x" chart:name="primary-x" chart:style-name="ch5">
            <chart:title svg:x="4.088cm" svg:y="5.209cm" chart:style-name="ch6">
              <text:p>Size of Array</text:p>
            </chart:title>
          </chart:axis>
          <chart:axis chart:dimension="y" chart:name="primary-y" chart:style-name="ch5">
            <chart:title svg:x="0.451cm" svg:y="3.762cm" chart:style-name="ch7">
              <text:p>Time (s)</text:p>
            </chart:title>
            <chart:grid chart:style-name="ch8" chart:class="major"/>
          </chart:axis>
          <chart:series chart:style-name="ch9" chart:values-cell-range-address="Sheet1.C33:Sheet1.C41" chart:label-cell-address="Sheet1.C32:Sheet1.C32" chart:class="chart:scatter">
            <chart:domain table:cell-range-address="Sheet1.B33:Sheet1.B41"/>
            <chart:data-point chart:repeated="9"/>
          </chart:series>
          <chart:series chart:style-name="ch10" chart:values-cell-range-address="Sheet1.D33:Sheet1.D41" chart:label-cell-address="Sheet1.D32:Sheet1.D32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Quick Sort</text:p>
                <draw:g>
                  <svg:desc>Sheet1.C32:Sheet1.C32</svg:desc>
                </draw:g>
              </table:table-cell>
              <table:table-cell office:value-type="string">
                <text:p>Merge Sort</text:p>
                <draw:g>
                  <svg:desc>Sheet1.D32:Sheet1.D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B33:Sheet1.B41</svg:desc>
                </draw:g>
              </table:table-cell>
              <table:table-cell office:value-type="float" office:value="0.000192797">
                <text:p>0.000192797</text:p>
                <draw:g>
                  <svg:desc>Sheet1.C33:Sheet1.C41</svg:desc>
                </draw:g>
              </table:table-cell>
              <table:table-cell office:value-type="float" office:value="0.00081443">
                <text:p>0.00081443</text:p>
                <draw:g>
                  <svg:desc>Sheet1.D33:Sheet1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00497028">
                <text:p>0.000497028</text:p>
              </table:table-cell>
              <table:table-cell office:value-type="float" office:value="0.00173516">
                <text:p>0.001735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00070025">
                <text:p>0.00070025</text:p>
              </table:table-cell>
              <table:table-cell office:value-type="float" office:value="0.00251832">
                <text:p>0.002518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0295512">
                <text:p>0.00295512</text:p>
              </table:table-cell>
              <table:table-cell office:value-type="float" office:value="0.00876133">
                <text:p>0.008761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0.00837609">
                <text:p>0.00837609</text:p>
              </table:table-cell>
              <table:table-cell office:value-type="float" office:value="0.0179142">
                <text:p>0.01791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0131495">
                <text:p>0.0131495</text:p>
              </table:table-cell>
              <table:table-cell office:value-type="float" office:value="0.0331774">
                <text:p>0.03317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0.0594968">
                <text:p>0.0594968</text:p>
              </table:table-cell>
              <table:table-cell office:value-type="float" office:value="0.101026">
                <text:p>0.1010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0.149339">
                <text:p>0.149339</text:p>
              </table:table-cell>
              <table:table-cell office:value-type="float" office:value="0.199977">
                <text:p>0.1999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00">
                <text:p>30000</text:p>
              </table:table-cell>
              <table:table-cell office:value-type="float" office:value="0.278728">
                <text:p>0.278728</text:p>
              </table:table-cell>
              <table:table-cell office:value-type="float" office:value="0.331559">
                <text:p>0.3315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427cm" svg:height="6.99cm" xlink:href=".." xlink:type="simple" chart:class="chart:scatter" chart:style-name="ch1">
        <chart:title svg:x="4.476cm" svg:y="0.275cm" chart:style-name="ch2">
          <text:p>Many Duplicates</text:p>
        </chart:title>
        <chart:legend chart:legend-position="end" svg:x="9.39cm" svg:y="2.947cm" style:legend-expansion="high" chart:style-name="ch3"/>
        <chart:plot-area chart:style-name="ch4" table:cell-range-address="Sheet1.B47:Sheet1.D56" chart:data-source-has-labels="row" svg:x="1.259cm" svg:y="1.193cm" svg:width="7.883cm" svg:height="4.677cm">
          <chartooo:coordinate-region svg:x="1.986cm" svg:y="1.393cm" svg:width="6.691cm" svg:height="3.83cm"/>
          <chart:axis chart:dimension="x" chart:name="primary-x" chart:style-name="ch5">
            <chart:title svg:x="4.23cm" svg:y="6.009cm" chart:style-name="ch6">
              <text:p>Size of Array</text:p>
            </chart:title>
          </chart:axis>
          <chart:axis chart:dimension="y" chart:name="primary-y" chart:style-name="ch5">
            <chart:title svg:x="0.451cm" svg:y="4.17cm" chart:style-name="ch7">
              <text:p>Time (s)</text:p>
            </chart:title>
            <chart:grid chart:style-name="ch8" chart:class="major"/>
          </chart:axis>
          <chart:series chart:style-name="ch9" chart:values-cell-range-address="Sheet1.C48:Sheet1.C56" chart:label-cell-address="Sheet1.C47:Sheet1.C47" chart:class="chart:scatter">
            <chart:domain table:cell-range-address="Sheet1.B48:Sheet1.B56"/>
            <chart:data-point chart:repeated="9"/>
          </chart:series>
          <chart:series chart:style-name="ch10" chart:values-cell-range-address="Sheet1.D48:Sheet1.D56" chart:label-cell-address="Sheet1.D47:Sheet1.D47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Quick Sort</text:p>
                <draw:g>
                  <svg:desc>Sheet1.C47:Sheet1.C47</svg:desc>
                </draw:g>
              </table:table-cell>
              <table:table-cell office:value-type="string">
                <text:p>Merge Sort</text:p>
                <draw:g>
                  <svg:desc>Sheet1.D47:Sheet1.D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B48:Sheet1.B56</svg:desc>
                </draw:g>
              </table:table-cell>
              <table:table-cell office:value-type="float" office:value="0.000863616">
                <text:p>0.000863616</text:p>
                <draw:g>
                  <svg:desc>Sheet1.C48:Sheet1.C56</svg:desc>
                </draw:g>
              </table:table-cell>
              <table:table-cell office:value-type="float" office:value="0.00132496">
                <text:p>0.00132496</text:p>
                <draw:g>
                  <svg:desc>Sheet1.D48:Sheet1.D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0283019">
                <text:p>0.00283019</text:p>
              </table:table-cell>
              <table:table-cell office:value-type="float" office:value="0.00164601">
                <text:p>0.001646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00413841">
                <text:p>0.00413841</text:p>
              </table:table-cell>
              <table:table-cell office:value-type="float" office:value="0.0024942">
                <text:p>0.00249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137945">
                <text:p>0.0137945</text:p>
              </table:table-cell>
              <table:table-cell office:value-type="float" office:value="0.00846819">
                <text:p>0.008468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0.033765">
                <text:p>0.033765</text:p>
              </table:table-cell>
              <table:table-cell office:value-type="float" office:value="0.0175316">
                <text:p>0.01753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0656863">
                <text:p>0.0656863</text:p>
              </table:table-cell>
              <table:table-cell office:value-type="float" office:value="0.034629">
                <text:p>0.034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0.275942">
                <text:p>0.275942</text:p>
              </table:table-cell>
              <table:table-cell office:value-type="float" office:value="0.110444">
                <text:p>0.1104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0.548064">
                <text:p>0.548064</text:p>
              </table:table-cell>
              <table:table-cell office:value-type="float" office:value="0.216605">
                <text:p>0.2166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00">
                <text:p>30000</text:p>
              </table:table-cell>
              <table:table-cell office:value-type="float" office:value="0.911901">
                <text:p>0.911901</text:p>
              </table:table-cell>
              <table:table-cell office:value-type="float" office:value="0.308707">
                <text:p>0.3087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